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umAlgorith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ecksumAlgorithm.set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Algorithm.getValue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ecksumAlgorithm.initChecksu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ecksumAlgorithm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